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37"/>
    <style:style style:name="ce6" style:family="table-cell" style:parent-style-name="Default" style:data-style-name="N36"/>
    <style:style style:name="ce7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3566666666667cm" style:use-optimal-column-width="true"/>
    </style:style>
    <style:style style:name="co10" style:family="table-column">
      <style:table-column-properties fo:break-before="auto" style:column-width="3.1115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3">
            <text:p>Data<text:s/>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36M0S" table:style-name="ce7">
            <text:p>09:36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0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52M0S" table:style-name="ce5">
            <text:p>18:52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561469" table:style-name="ce1">
            <text:p>39335614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9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36M0S" table:style-name="ce5">
            <text:p>09:36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4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52M0S" table:style-name="ce7">
            <text:p>18:52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9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3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1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9M0S" table:style-name="ce7">
            <text:p>11:59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35M0S" table:style-name="ce7">
            <text:p>12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483078" table:style-name="ce1">
            <text:p>393648307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23333" table:style-name="ce1">
            <text:p>393672333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1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2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5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5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3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5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5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7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5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6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6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63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6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6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66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6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632854" table:style-name="ce1">
            <text:p>393963285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3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5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9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8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81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8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8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771387" table:style-name="ce1">
            <text:p>394077138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5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8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8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08170" table:style-name="ce1">
            <text:p>394180817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80085" table:style-name="ce1">
            <text:p>394188008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9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9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9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9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9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97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9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9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0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01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10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0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0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0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0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0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08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0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1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4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15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1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1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1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20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12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2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2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13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2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5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6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3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38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139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4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14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4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4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4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4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4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50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51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5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5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57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58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494102" table:style-name="ce1">
            <text:p>394749410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6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6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6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6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6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8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17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7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7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74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7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8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8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8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4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86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8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8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9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9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9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9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0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20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0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0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0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0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09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1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12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1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14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21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1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1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1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1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2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2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2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2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2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2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2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30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3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3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3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3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5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3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3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9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2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4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2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4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4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4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4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49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5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5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5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5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54970" table:style-name="ce1">
            <text:p>395365497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5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89203" table:style-name="ce1">
            <text:p>395368920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6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3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64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6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6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6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7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73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4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7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8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80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8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84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8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86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8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8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8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0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9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9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9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9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2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9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9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9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0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0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0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0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0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0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0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13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1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6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1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2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2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2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7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2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29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3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33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34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3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3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37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4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34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4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4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45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34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1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9564653" table:style-name="ce1">
            <text:p>397956465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52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5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57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35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9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6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6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3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6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6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6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6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6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6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7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74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7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7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7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80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8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83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5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8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9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9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9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93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39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9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9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97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9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9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01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0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0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0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614784" table:style-name="ce1">
            <text:p>3983614784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0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365133" table:style-name="ce1">
            <text:p>398436513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0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08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0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2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1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1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1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741835" table:style-name="ce1">
            <text:p>39847418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9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0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2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2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42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2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2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3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3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5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3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3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3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4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41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4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4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47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3H10M0S" table:style-name="ce7">
            <text:p>23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48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23H35M0S" table:style-name="ce7">
            <text:p>23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4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5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5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144819" table:style-name="ce1">
            <text:p>398814481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5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5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54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524046" table:style-name="ce1">
            <text:p>398852404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5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5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5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58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5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0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61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6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6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6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6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6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69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4566529" table:style-name="ce1">
            <text:p>399456652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7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73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5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7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8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9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8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8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2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8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8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8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487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8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8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9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92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9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49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9613805" table:style-name="ce1">
            <text:p>399961380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501];0.1)" table:style-name="ce1">
            <text:p>0,5</text:p>
          </table:table-cell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number-rows-repeated="1048072" table:style-name="ro1">
          <table:table-cell table:number-columns-repeated="16384"/>
        </table:table-row>
      </table:table>
      <table:table table:name="ContrattoTelefonico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 table:style-name="ce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 table:style-name="ce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 table:style-name="ce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 table:style-name="ce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 table:style-name="ce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 table:style-name="ce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 table:style-name="ce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 table:style-name="ce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 table:style-name="ce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 table:style-name="ce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 table:style-name="ce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 table:style-name="ce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 table:style-name="ce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 table:style-name="ce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 table:style-name="ce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 table:style-name="ce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 table:style-name="ce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 table:style-name="ce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7360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 table:style-name="ce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 table:style-name="ce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 table:style-name="ce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 table:style-name="ce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 table:style-name="ce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 table:style-name="ce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 table:style-name="ce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 table:style-name="ce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 table:style-name="ce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 table:style-name="ce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Telefonata.A1:Telefonata.F501" table:display-filter-buttons="true">
          <table:sort>
            <table:sort-by table:field-number="1"/>
          </table:sort>
        </table:database-range>
        <table:database-range table:target-range-address="ContrattoTelefonico.A1:ContrattoTelefonico.E1202" table:display-filter-buttons="true">
          <table:sort>
            <table:sort-by table:field-number="1"/>
          </table:sort>
        </table:database-range>
        <table:database-range table:target-range-address="SIMDisattiva.A1:SIMDisattiva.E20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4:36:20Z</dc:date>
    <meta:editing-duration>PT0S</meta:editing-duration>
  </office:meta>
</office:document-meta>
</file>